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7a0e66" officeooo:paragraph-rsid="0079d25c"/>
    </style:style>
    <style:style style:name="P26" style:family="paragraph" style:parent-style-name="Text_20_body">
      <style:text-properties officeooo:rsid="0083723e" officeooo:paragraph-rsid="008055db"/>
    </style:style>
    <style:style style:name="P27" style:family="paragraph" style:parent-style-name="Text_20_body">
      <style:text-properties officeooo:paragraph-rsid="00a9c690"/>
    </style:style>
    <style:style style:name="P28" style:family="paragraph" style:parent-style-name="Text_20_body">
      <style:text-properties officeooo:paragraph-rsid="00b133a5"/>
    </style:style>
    <style:style style:name="P29" style:family="paragraph" style:parent-style-name="Text_20_body">
      <style:text-properties officeooo:paragraph-rsid="00b999cc"/>
    </style:style>
    <style:style style:name="P30" style:family="paragraph" style:parent-style-name="Text_20_body">
      <style:text-properties officeooo:rsid="00addb07" officeooo:paragraph-rsid="00addb07"/>
    </style:style>
    <style:style style:name="P31" style:family="paragraph" style:parent-style-name="Text_20_body">
      <style:text-properties officeooo:paragraph-rsid="00c1f9fd"/>
    </style:style>
    <style:style style:name="P32" style:family="paragraph" style:parent-style-name="Text_20_body">
      <style:text-properties officeooo:rsid="00c3cf85" officeooo:paragraph-rsid="00c3cf85"/>
    </style:style>
    <style:style style:name="P33" style:family="paragraph" style:parent-style-name="Text_20_body">
      <style:paragraph-properties fo:margin-left="0.4925in" fo:margin-right="0in" fo:text-indent="0in" style:auto-text-indent="false"/>
      <style:text-properties officeooo:rsid="0017a831" officeooo:paragraph-rsid="0017a831"/>
    </style:style>
    <style:style style:name="P34"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5"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6"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7" style:family="paragraph" style:parent-style-name="Text_20_body">
      <style:paragraph-properties fo:margin-left="0.4925in" fo:margin-right="0in" fo:text-indent="0in" style:auto-text-indent="false"/>
      <style:text-properties officeooo:rsid="00303cac" officeooo:paragraph-rsid="00303cac"/>
    </style:style>
    <style:style style:name="P38"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9"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0"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1"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2"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3"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4"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5" style:family="paragraph" style:parent-style-name="Text_20_body">
      <style:paragraph-properties fo:margin-left="0.4925in" fo:margin-right="0in" fo:text-indent="0in" style:auto-text-indent="false"/>
      <style:text-properties officeooo:rsid="0034ee78" officeooo:paragraph-rsid="0034ee78"/>
    </style:style>
    <style:style style:name="P46" style:family="paragraph" style:parent-style-name="Text_20_body">
      <style:paragraph-properties fo:margin-left="0.4925in" fo:margin-right="0in" fo:text-indent="0in" style:auto-text-indent="false"/>
      <style:text-properties officeooo:rsid="003ae6ef" officeooo:paragraph-rsid="003ae6ef"/>
    </style:style>
    <style:style style:name="P47" style:family="paragraph" style:parent-style-name="Text_20_body">
      <style:paragraph-properties fo:margin-left="0.4925in" fo:margin-right="0in" fo:text-indent="0in" style:auto-text-indent="false"/>
      <style:text-properties officeooo:rsid="003bbddc" officeooo:paragraph-rsid="003bbddc"/>
    </style:style>
    <style:style style:name="P48" style:family="paragraph" style:parent-style-name="Text_20_body">
      <style:paragraph-properties fo:margin-left="0.4925in" fo:margin-right="0in" fo:text-indent="0in" style:auto-text-indent="false"/>
      <style:text-properties officeooo:rsid="004142be" officeooo:paragraph-rsid="0045cf64"/>
    </style:style>
    <style:style style:name="P49"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0"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1"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2"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3" style:family="paragraph" style:parent-style-name="Text_20_body">
      <style:paragraph-properties fo:margin-left="0.4925in" fo:margin-right="0in" fo:text-indent="0in" style:auto-text-indent="false"/>
      <style:text-properties officeooo:rsid="008b6fed" officeooo:paragraph-rsid="008b6fed"/>
    </style:style>
    <style:style style:name="P54" style:family="paragraph" style:parent-style-name="Text_20_body">
      <style:paragraph-properties fo:margin-left="0.4925in" fo:margin-right="0in" fo:text-indent="0in" style:auto-text-indent="false"/>
      <style:text-properties officeooo:rsid="00756402" officeooo:paragraph-rsid="00799fed"/>
    </style:style>
    <style:style style:name="P55" style:family="paragraph" style:parent-style-name="Text_20_body">
      <style:paragraph-properties fo:margin-left="0.4925in" fo:margin-right="0in" fo:text-indent="0in" style:auto-text-indent="false"/>
      <style:text-properties officeooo:rsid="00a9c690" officeooo:paragraph-rsid="00a9c690"/>
    </style:style>
    <style:style style:name="P56" style:family="paragraph" style:parent-style-name="Text_20_body">
      <style:paragraph-properties fo:margin-left="0.4925in" fo:margin-right="0in" fo:text-indent="0in" style:auto-text-indent="false"/>
      <style:text-properties officeooo:paragraph-rsid="00ab6fa9"/>
    </style:style>
    <style:style style:name="P57"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58" style:family="paragraph" style:parent-style-name="Text_20_body">
      <style:paragraph-properties fo:margin-left="0.4925in" fo:margin-right="0in" fo:text-indent="0in" style:auto-text-indent="false"/>
      <style:text-properties officeooo:paragraph-rsid="00c1f9fd"/>
    </style:style>
    <style:style style:name="P59" style:family="paragraph" style:parent-style-name="Text_20_body">
      <style:paragraph-properties fo:margin-left="0.4925in" fo:margin-right="0in" fo:text-indent="0in" style:auto-text-indent="false"/>
      <style:text-properties officeooo:paragraph-rsid="00c561db"/>
    </style:style>
    <style:style style:name="P60" style:family="paragraph" style:parent-style-name="Text_20_body">
      <style:paragraph-properties fo:margin-left="0.9846in" fo:margin-right="0in" fo:text-indent="0in" style:auto-text-indent="false"/>
      <style:text-properties officeooo:rsid="00303cac" officeooo:paragraph-rsid="00303cac"/>
    </style:style>
    <style:style style:name="P61"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2"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3"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4"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5"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66" style:family="paragraph" style:parent-style-name="Text_20_body">
      <style:paragraph-properties fo:margin-left="0.9846in" fo:margin-right="0in" fo:text-indent="0in" style:auto-text-indent="false"/>
      <style:text-properties officeooo:rsid="0060e2c2" officeooo:paragraph-rsid="0060e2c2"/>
    </style:style>
    <style:style style:name="P67"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68" style:family="paragraph" style:parent-style-name="Text_20_body">
      <style:paragraph-properties fo:margin-left="0.9846in" fo:margin-right="0in" fo:text-indent="0in" style:auto-text-indent="false"/>
      <style:text-properties officeooo:rsid="008b6fed" officeooo:paragraph-rsid="008b6fed"/>
    </style:style>
    <style:style style:name="P69" style:family="paragraph" style:parent-style-name="Text_20_body">
      <style:paragraph-properties fo:margin-left="0in" fo:margin-right="0in" fo:text-indent="0in" style:auto-text-indent="false"/>
      <style:text-properties officeooo:rsid="0034ee78" officeooo:paragraph-rsid="0034ee78"/>
    </style:style>
    <style:style style:name="P70" style:family="paragraph" style:parent-style-name="Text_20_body">
      <style:paragraph-properties fo:margin-left="0in" fo:margin-right="0in" fo:text-indent="0in" style:auto-text-indent="false"/>
      <style:text-properties officeooo:rsid="004142be" officeooo:paragraph-rsid="0045cf64"/>
    </style:style>
    <style:style style:name="P71"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2"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3" style:family="paragraph" style:parent-style-name="Text_20_body">
      <style:paragraph-properties fo:margin-left="0in" fo:margin-right="0in" fo:text-indent="0in" style:auto-text-indent="false"/>
      <style:text-properties officeooo:rsid="0068a657" officeooo:paragraph-rsid="0068a657"/>
    </style:style>
    <style:style style:name="P74"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5" style:family="paragraph" style:parent-style-name="Text_20_body">
      <style:paragraph-properties fo:margin-left="0in" fo:margin-right="0in" fo:text-indent="0in" style:auto-text-indent="false"/>
      <style:text-properties officeooo:rsid="008b6fed" officeooo:paragraph-rsid="008b6fed"/>
    </style:style>
    <style:style style:name="P76" style:family="paragraph" style:parent-style-name="Text_20_body">
      <style:paragraph-properties fo:margin-left="0in" fo:margin-right="0in" fo:text-indent="0in" style:auto-text-indent="false"/>
      <style:text-properties officeooo:paragraph-rsid="00b169fc"/>
    </style:style>
    <style:style style:name="P77"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78"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79"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0"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1"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82"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83"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84"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85" style:family="paragraph" style:parent-style-name="Text_20_body">
      <style:paragraph-properties fo:margin-left="1.4772in" fo:margin-right="0in" fo:text-indent="0in" style:auto-text-indent="false"/>
      <style:text-properties officeooo:rsid="008b6fed" officeooo:paragraph-rsid="008b6fed"/>
    </style:style>
    <style:style style:name="P86"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87"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88"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89"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0" style:family="paragraph" style:parent-style-name="Subtitle">
      <style:paragraph-properties fo:text-align="start" style:justify-single-word="false"/>
      <style:text-properties officeooo:rsid="0006243a" officeooo:paragraph-rsid="0006243a"/>
    </style:style>
    <style:style style:name="P91" style:family="paragraph" style:parent-style-name="Table_20_Contents">
      <style:text-properties officeooo:rsid="004c85fe" officeooo:paragraph-rsid="004c85fe"/>
    </style:style>
    <style:style style:name="P92" style:family="paragraph" style:parent-style-name="Table_20_Contents">
      <style:text-properties officeooo:rsid="004d180e" officeooo:paragraph-rsid="004d180e"/>
    </style:style>
    <style:style style:name="P93" style:family="paragraph" style:parent-style-name="Table_20_Contents">
      <style:text-properties officeooo:rsid="004df5b9" officeooo:paragraph-rsid="004df5b9"/>
    </style:style>
    <style:style style:name="P94" style:family="paragraph" style:parent-style-name="Table_20_Contents">
      <style:text-properties officeooo:rsid="004fd811" officeooo:paragraph-rsid="004fd811"/>
    </style:style>
    <style:style style:name="P95" style:family="paragraph" style:parent-style-name="Table_20_Contents">
      <style:text-properties officeooo:rsid="00743ec0" officeooo:paragraph-rsid="00743ec0"/>
    </style:style>
    <style:style style:name="P96" style:family="paragraph" style:parent-style-name="Table_20_Contents">
      <style:text-properties officeooo:rsid="0096c97e" officeooo:paragraph-rsid="0096c97e"/>
    </style:style>
    <style:style style:name="P97" style:family="paragraph" style:parent-style-name="Table_20_Contents">
      <style:text-properties officeooo:rsid="0098506f" officeooo:paragraph-rsid="0098506f"/>
    </style:style>
    <style:style style:name="P98" style:family="paragraph" style:parent-style-name="Table_20_Contents">
      <style:text-properties officeooo:rsid="009aeccb" officeooo:paragraph-rsid="009aeccb"/>
    </style:style>
    <style:style style:name="P99" style:family="paragraph" style:parent-style-name="Table_20_Contents">
      <style:text-properties officeooo:rsid="009e02b3" officeooo:paragraph-rsid="009e02b3"/>
    </style:style>
    <style:style style:name="P100" style:family="paragraph" style:parent-style-name="Table_20_Contents">
      <style:text-properties officeooo:rsid="00a2205e" officeooo:paragraph-rsid="00a2205e"/>
    </style:style>
    <style:style style:name="P101" style:family="paragraph" style:parent-style-name="Table_20_Contents">
      <style:text-properties officeooo:rsid="00a26629" officeooo:paragraph-rsid="00a26629"/>
    </style:style>
    <style:style style:name="P102" style:family="paragraph" style:parent-style-name="Table_20_Contents">
      <style:text-properties officeooo:rsid="00a43d20" officeooo:paragraph-rsid="00a43d20"/>
    </style:style>
    <style:style style:name="P103" style:family="paragraph" style:parent-style-name="Table_20_Contents">
      <style:text-properties officeooo:rsid="00a579fc" officeooo:paragraph-rsid="00a579fc"/>
    </style:style>
    <style:style style:name="P104" style:family="paragraph" style:parent-style-name="Table_20_Contents">
      <style:text-properties officeooo:rsid="00a8c3e6" officeooo:paragraph-rsid="00a8c3e6"/>
    </style:style>
    <style:style style:name="P105" style:family="paragraph" style:parent-style-name="Table_20_Contents">
      <style:text-properties officeooo:rsid="00a9421a" officeooo:paragraph-rsid="00a9421a"/>
    </style:style>
    <style:style style:name="P106" style:family="paragraph" style:parent-style-name="Contents_20_2">
      <style:paragraph-properties>
        <style:tab-stops>
          <style:tab-stop style:position="6.7283in" style:type="right" style:leader-style="dotted" style:leader-text="."/>
        </style:tab-stops>
      </style:paragraph-properties>
    </style:style>
    <style:style style:name="P107" style:family="paragraph" style:parent-style-name="Contents_20_3">
      <style:paragraph-properties>
        <style:tab-stops>
          <style:tab-stop style:position="6.5319in" style:type="right" style:leader-style="dotted" style:leader-text="."/>
        </style:tab-stops>
      </style:paragraph-properties>
    </style:style>
    <style:style style:name="P108" style:family="paragraph" style:parent-style-name="Contents_20_4">
      <style:paragraph-properties>
        <style:tab-stops>
          <style:tab-stop style:position="6.3354in" style:type="right" style:leader-style="dotted" style:leader-text="."/>
        </style:tab-stops>
      </style:paragraph-properties>
    </style:style>
    <style:style style:name="P10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10" style:family="paragraph" style:parent-style-name="Title" style:master-page-name="First_20_Page">
      <style:paragraph-properties fo:text-align="start" style:justify-single-word="false" style:page-number="auto"/>
    </style:style>
    <style:style style:name="P111" style:family="paragraph" style:parent-style-name="Heading_20_2">
      <style:text-properties officeooo:paragraph-rsid="00099e08"/>
    </style:style>
    <style:style style:name="P112" style:family="paragraph" style:parent-style-name="Heading_20_2">
      <style:text-properties officeooo:rsid="003ae6ef" officeooo:paragraph-rsid="003ae6ef"/>
    </style:style>
    <style:style style:name="P113" style:family="paragraph" style:parent-style-name="Heading_20_2">
      <style:text-properties officeooo:rsid="003bbddc" officeooo:paragraph-rsid="003bbddc"/>
    </style:style>
    <style:style style:name="P114" style:family="paragraph" style:parent-style-name="Heading_20_2">
      <style:text-properties officeooo:rsid="00081ff8" officeooo:paragraph-rsid="00099e08"/>
    </style:style>
    <style:style style:name="P115" style:family="paragraph" style:parent-style-name="Heading_20_2">
      <style:text-properties officeooo:rsid="00081ff8" officeooo:paragraph-rsid="00407f7b"/>
    </style:style>
    <style:style style:name="P116" style:family="paragraph" style:parent-style-name="Heading_20_2" style:list-style-name=""/>
    <style:style style:name="P117" style:family="paragraph" style:parent-style-name="Heading_20_2" style:list-style-name="">
      <style:text-properties officeooo:rsid="004142be" officeooo:paragraph-rsid="0045cf64"/>
    </style:style>
    <style:style style:name="P118" style:family="paragraph" style:parent-style-name="Heading_20_2" style:list-style-name="">
      <style:text-properties officeooo:rsid="000a7aef" officeooo:paragraph-rsid="000a7aef"/>
    </style:style>
    <style:style style:name="P119" style:family="paragraph" style:parent-style-name="Heading_20_2" style:list-style-name="">
      <style:text-properties officeooo:rsid="00745285" officeooo:paragraph-rsid="00745285"/>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rsid="0034ee78" officeooo:paragraph-rsid="0034ee78"/>
    </style:style>
    <style:style style:name="P122" style:family="paragraph" style:parent-style-name="Heading_20_2">
      <style:paragraph-properties fo:break-before="page"/>
      <style:text-properties officeooo:rsid="004142be" officeooo:paragraph-rsid="0045cf64"/>
    </style:style>
    <style:style style:name="P123" style:family="paragraph" style:parent-style-name="Heading_20_2">
      <style:paragraph-properties fo:break-before="page"/>
      <style:text-properties officeooo:rsid="000a7aef" officeooo:paragraph-rsid="000a7aef"/>
    </style:style>
    <style:style style:name="P124" style:family="paragraph" style:parent-style-name="Heading_20_2">
      <style:paragraph-properties fo:break-before="page"/>
      <style:text-properties officeooo:rsid="00c18e70" officeooo:paragraph-rsid="00c18e70"/>
    </style:style>
    <style:style style:name="P125" style:family="paragraph" style:parent-style-name="Heading_20_2">
      <style:paragraph-properties fo:break-before="page"/>
      <style:text-properties officeooo:rsid="00745285" officeooo:paragraph-rsid="00745285"/>
    </style:style>
    <style:style style:name="P126" style:family="paragraph" style:parent-style-name="Heading_20_2">
      <style:paragraph-properties fo:break-before="page"/>
      <style:text-properties officeooo:rsid="00a9c690" officeooo:paragraph-rsid="00a9c690"/>
    </style:style>
    <style:style style:name="P127" style:family="paragraph" style:parent-style-name="Heading_20_3">
      <style:text-properties officeooo:rsid="001227db" officeooo:paragraph-rsid="001227db"/>
    </style:style>
    <style:style style:name="P128" style:family="paragraph" style:parent-style-name="Heading_20_3" style:list-style-name=""/>
    <style:style style:name="P129" style:family="paragraph" style:parent-style-name="Heading_20_3" style:list-style-name="">
      <style:text-properties officeooo:rsid="006c6a19" officeooo:paragraph-rsid="006c6a19"/>
    </style:style>
    <style:style style:name="P130" style:family="paragraph" style:parent-style-name="Heading_20_3">
      <style:text-properties officeooo:rsid="00799fed"/>
    </style:style>
    <style:style style:name="P131" style:family="paragraph" style:parent-style-name="Heading_20_3">
      <style:text-properties officeooo:rsid="00799fed" officeooo:paragraph-rsid="00799fed"/>
    </style:style>
    <style:style style:name="P132" style:family="paragraph" style:parent-style-name="Heading_20_3">
      <style:text-properties officeooo:paragraph-rsid="00756402"/>
    </style:style>
    <style:style style:name="P133" style:family="paragraph" style:parent-style-name="Heading_20_3">
      <style:text-properties officeooo:rsid="0083723e" officeooo:paragraph-rsid="0083723e"/>
    </style:style>
    <style:style style:name="P134" style:family="paragraph" style:parent-style-name="Heading_20_3">
      <style:text-properties officeooo:rsid="0083723e" officeooo:paragraph-rsid="00c9ff6a"/>
    </style:style>
    <style:style style:name="P135" style:family="paragraph" style:parent-style-name="Heading_20_3">
      <style:text-properties officeooo:rsid="00855711" officeooo:paragraph-rsid="00855711"/>
    </style:style>
    <style:style style:name="P136" style:family="paragraph" style:parent-style-name="Heading_20_3">
      <style:text-properties officeooo:rsid="008981ec" officeooo:paragraph-rsid="008981ec"/>
    </style:style>
    <style:style style:name="P137" style:family="paragraph" style:parent-style-name="Heading_20_3">
      <style:text-properties officeooo:rsid="008d1afc" officeooo:paragraph-rsid="008d1afc"/>
    </style:style>
    <style:style style:name="P138" style:family="paragraph" style:parent-style-name="Heading_20_3">
      <style:text-properties officeooo:rsid="00a9c690" officeooo:paragraph-rsid="00a9c690"/>
    </style:style>
    <style:style style:name="P139" style:family="paragraph" style:parent-style-name="Heading_20_3">
      <style:text-properties officeooo:rsid="00ab6fa9" officeooo:paragraph-rsid="00ab6fa9"/>
    </style:style>
    <style:style style:name="P140" style:family="paragraph" style:parent-style-name="Heading_20_3">
      <style:paragraph-properties fo:break-before="page"/>
    </style:style>
    <style:style style:name="P141" style:family="paragraph" style:parent-style-name="Heading_20_3">
      <style:paragraph-properties fo:break-before="page"/>
      <style:text-properties officeooo:rsid="0055c0fb"/>
    </style:style>
    <style:style style:name="P142" style:family="paragraph" style:parent-style-name="Heading_20_4" style:list-style-name="">
      <style:text-properties officeooo:paragraph-rsid="00271556"/>
    </style:style>
    <style:style style:name="P143" style:family="paragraph" style:parent-style-name="Heading_20_4">
      <style:text-properties officeooo:rsid="00303cac" officeooo:paragraph-rsid="00303cac"/>
    </style:style>
    <style:style style:name="P144" style:family="paragraph" style:parent-style-name="Heading_20_4">
      <style:text-properties officeooo:rsid="0029204a" officeooo:paragraph-rsid="00331c06"/>
    </style:style>
    <style:style style:name="P145" style:family="paragraph" style:parent-style-name="Heading_20_4">
      <style:paragraph-properties fo:break-before="page"/>
      <style:text-properties officeooo:rsid="00271556" officeooo:paragraph-rsid="00271556"/>
    </style:style>
    <style:style style:name="P146" style:family="paragraph" style:parent-style-name="Text_20_body" style:list-style-name="L1">
      <style:text-properties officeooo:rsid="0017a831" officeooo:paragraph-rsid="001941a9"/>
    </style:style>
    <style:style style:name="P147" style:family="paragraph" style:parent-style-name="Text_20_body" style:list-style-name="L1">
      <style:text-properties officeooo:rsid="001941a9" officeooo:paragraph-rsid="001941a9"/>
    </style:style>
    <style:style style:name="P148" style:family="paragraph" style:parent-style-name="Text_20_body" style:list-style-name="L2">
      <style:text-properties officeooo:paragraph-rsid="00b133a5"/>
    </style:style>
    <style:style style:name="P149" style:family="paragraph" style:parent-style-name="Text_20_body" style:list-style-name="L2">
      <style:text-properties officeooo:rsid="00b133a5" officeooo:paragraph-rsid="00b133a5"/>
    </style:style>
    <style:style style:name="P150" style:family="paragraph" style:parent-style-name="Text_20_body" style:list-style-name="L3">
      <style:text-properties style:text-line-through-style="none" style:text-line-through-type="none" officeooo:rsid="00b67533" officeooo:paragraph-rsid="00b999cc"/>
    </style:style>
    <style:style style:name="P151" style:family="paragraph" style:parent-style-name="Text_20_body" style:list-style-name="L4">
      <style:text-properties style:text-line-through-style="none" style:text-line-through-type="none" officeooo:rsid="00b7b2be" officeooo:paragraph-rsid="00b999cc"/>
    </style:style>
    <style:style style:name="P152" style:family="paragraph" style:parent-style-name="Text_20_body" style:list-style-name="L4">
      <style:text-properties officeooo:paragraph-rsid="00b999cc"/>
    </style:style>
    <style:style style:name="P153" style:family="paragraph" style:parent-style-name="Text_20_body" style:list-style-name="L5">
      <style:text-properties officeooo:paragraph-rsid="00bb075f"/>
    </style:style>
    <style:style style:name="P154" style:family="paragraph" style:parent-style-name="Text_20_body" style:list-style-name="L5">
      <style:text-properties officeooo:rsid="00bb075f" officeooo:paragraph-rsid="00bd05ee"/>
    </style:style>
    <style:style style:name="P155" style:family="paragraph" style:parent-style-name="Text_20_body">
      <style:text-properties officeooo:paragraph-rsid="008d1afc"/>
    </style:style>
    <style:style style:name="P156"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57"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58"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59"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60" style:family="paragraph" style:parent-style-name="Text_20_body">
      <style:paragraph-properties fo:margin-left="0.4925in" fo:margin-right="0in" fo:text-indent="0in" style:auto-text-indent="false"/>
      <style:text-properties officeooo:rsid="0083723e" officeooo:paragraph-rsid="0083723e"/>
    </style:style>
    <style:style style:name="P161" style:family="paragraph" style:parent-style-name="Text_20_body">
      <style:paragraph-properties fo:margin-left="0in" fo:margin-right="0in" fo:text-indent="0in" style:auto-text-indent="false"/>
      <style:text-properties officeooo:rsid="0083723e" officeooo:paragraph-rsid="0083723e"/>
    </style:style>
    <style:style style:name="P162"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1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6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66"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officeooo:rsid="00c561db"/>
    </style:style>
    <style:style style:name="T98" style:family="text">
      <style:text-properties officeooo:rsid="00c7a8bf"/>
    </style:style>
    <style:style style:name="T99" style:family="text">
      <style:text-properties officeooo:rsid="00c99392"/>
    </style:style>
    <style:style style:name="T100" style:family="text">
      <style:text-properties officeooo:rsid="00c9ff6a"/>
    </style:style>
    <style:style style:name="T101" style:family="text">
      <style:text-properties officeooo:rsid="00cad0f2"/>
    </style:style>
    <style:style style:name="T102" style:family="text">
      <style:text-properties officeooo:rsid="00cb40c8"/>
    </style:style>
    <style:style style:name="T103" style:family="text">
      <style:text-properties officeooo:rsid="00cc9caf"/>
    </style:style>
    <style:style style:name="T104" style:family="text">
      <style:text-properties officeooo:rsid="00cd1b29"/>
    </style:style>
    <style:style style:name="T105" style:family="text">
      <style:text-properties officeooo:rsid="00ce11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Koviz User's Guide</text:p>
      <text:p text:style-name="P3"><draw:line text:anchor-type="paragraph" draw:z-index="0" draw:name="Shape1" draw:style-name="gr1" draw:text-style-name="P166" svg:x1="0.0457in" svg:y1="0.2016in" svg:x2="6.3567in" svg:y2="0.2016in"><text:p/></draw:line></text:p>
      <text:p text:style-name="P90"><draw:line text:anchor-type="paragraph" draw:z-index="1" draw:name="Shape2" draw:style-name="gr1" draw:text-style-name="P166" svg:x1="6.3571in" svg:y1="-0.1256in" svg:x2="6.4264in" svg:y2="8.1579in"><text:p/></draw:line>Version 1.0</text:p>
      <text:p text:style-name="P90"><text:span text:style-name="T100">June</text:span> 20<text:span text:style-name="T52">2</text:span><text:span text:style-name="T92">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7">National Aeronautics and Space Administration <text:line-break/>Johnson Space Center<text:line-break/>Houston, Texas</text:p>
      <text:p text:style-name="P5"/>
      <text:h text:style-name="P111"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6"><text:a xlink:type="simple" xlink:href="#__RefHeading__232_403196617" text:style-name="Index_20_Link" text:visited-style-name="Index_20_Link"><text:tab/>2</text:a></text:p>
          <text:p text:style-name="P106"><text:a xlink:type="simple" xlink:href="#__RefHeading__252_403196617" text:style-name="Index_20_Link" text:visited-style-name="Index_20_Link">Introduction<text:tab/>3</text:a></text:p>
          <text:p text:style-name="P106"><text:a xlink:type="simple" xlink:href="#__RefHeading__645_403196617" text:style-name="Index_20_Link" text:visited-style-name="Index_20_Link">RUN Directories<text:tab/>3</text:a></text:p>
          <text:p text:style-name="P106"><text:a xlink:type="simple" xlink:href="#__RefHeading__655_403196617" text:style-name="Index_20_Link" text:visited-style-name="Index_20_Link">MONTE Directories<text:tab/>3</text:a></text:p>
          <text:p text:style-name="P106"><text:a xlink:type="simple" xlink:href="#__RefHeading__234_403196617" text:style-name="Index_20_Link" text:visited-style-name="Index_20_Link">DP Files<text:tab/>3</text:a></text:p>
          <text:p text:style-name="P108"><text:a xlink:type="simple" xlink:href="#__RefHeading__475_403196617" text:style-name="Index_20_Link" text:visited-style-name="Index_20_Link">DP File Syntax<text:tab/>4</text:a></text:p>
          <text:p text:style-name="P108"><text:a xlink:type="simple" xlink:href="#__RefHeading__560_403196617" text:style-name="Index_20_Link" text:visited-style-name="Index_20_Link">DP Line and Symbol Styles<text:tab/>5</text:a></text:p>
          <text:p text:style-name="P108"><text:a xlink:type="simple" xlink:href="#__RefHeading__595_403196617" text:style-name="Index_20_Link" text:visited-style-name="Index_20_Link">DP File Example<text:tab/>6</text:a></text:p>
          <text:p text:style-name="P106"><text:a xlink:type="simple" xlink:href="#__RefHeading__759_403196617" text:style-name="Index_20_Link" text:visited-style-name="Index_20_Link">Session Files<text:tab/>7</text:a></text:p>
          <text:p text:style-name="P106"><text:a xlink:type="simple" xlink:href="#__RefHeading__254_403196617" text:style-name="Index_20_Link" text:visited-style-name="Index_20_Link">External Programs<text:tab/>9</text:a></text:p>
          <text:p text:style-name="P107"><text:a xlink:type="simple" xlink:href="#__RefHeading__264_403196617" text:style-name="Index_20_Link" text:visited-style-name="Index_20_Link">External Program DP File Specification<text:tab/>9</text:a></text:p>
          <text:p text:style-name="P107"><text:a xlink:type="simple" xlink:href="#__RefHeading__381_403196617" text:style-name="Index_20_Link" text:visited-style-name="Index_20_Link">External Program DP File Example<text:tab/>9</text:a></text:p>
          <text:p text:style-name="P107"><text:a xlink:type="simple" xlink:href="#__RefHeading__383_403196617" text:style-name="Index_20_Link" text:visited-style-name="Index_20_Link">External Program Source Code Example<text:tab/>10</text:a></text:p>
          <text:p text:style-name="P107"><text:a xlink:type="simple" xlink:href="#__RefHeading___Toc907_1341101074" text:style-name="Index_20_Link" text:visited-style-name="Index_20_Link">Building Example External Program On Linux<text:tab/>10</text:a></text:p>
          <text:p text:style-name="P107"><text:a xlink:type="simple" xlink:href="#__RefHeading__385_403196617" text:style-name="Index_20_Link" text:visited-style-name="Index_20_Link">External Program Building<text:tab/>11</text:a></text:p>
          <text:p text:style-name="P108"><text:a xlink:type="simple" xlink:href="#__RefHeading__387_403196617" text:style-name="Index_20_Link" text:visited-style-name="Index_20_Link">Linux<text:tab/>11</text:a></text:p>
          <text:p text:style-name="P108"><text:a xlink:type="simple" xlink:href="#__RefHeading__389_403196617" text:style-name="Index_20_Link" text:visited-style-name="Index_20_Link">MacOS X<text:tab/>11</text:a></text:p>
          <text:p text:style-name="P107"><text:a xlink:type="simple" xlink:href="#__RefHeading__391_403196617" text:style-name="Index_20_Link" text:visited-style-name="Index_20_Link">External Program Summary<text:tab/>11</text:a></text:p>
          <text:p text:style-name="P107"><text:a xlink:type="simple" xlink:href="#__RefHeading__393_403196617" text:style-name="Index_20_Link" text:visited-style-name="Index_20_Link">External Program Problems And Caveats<text:tab/>11</text:a></text:p>
          <text:p text:style-name="P106"><text:a xlink:type="simple" xlink:href="#__RefHeading__761_403196617" text:style-name="Index_20_Link" text:visited-style-name="Index_20_Link">Plot Interaction<text:tab/>12</text:a></text:p>
          <text:p text:style-name="P106"><text:a xlink:type="simple" xlink:href="#__RefHeading__853_403196617" text:style-name="Index_20_Link" text:visited-style-name="Index_20_Link">Maps<text:tab/>13</text:a></text:p>
          <text:p text:style-name="P106"><text:a xlink:type="simple" xlink:href="#__RefHeading___Toc1404_4203752023" text:style-name="Index_20_Link" text:visited-style-name="Index_20_Link">Groups<text:tab/>14</text:a></text:p>
          <text:p text:style-name="P106"><text:a xlink:type="simple" xlink:href="#__RefHeading___Toc811_3249638883" text:style-name="Index_20_Link" text:visited-style-name="Index_20_Link">Video<text:tab/>15</text:a></text:p>
          <text:p text:style-name="P107"><text:a xlink:type="simple" xlink:href="#__RefHeading___Toc948_3009348355" text:style-name="Index_20_Link" text:visited-style-name="Index_20_Link">Introduction<text:tab/>15</text:a></text:p>
          <text:p text:style-name="P107"><text:a xlink:type="simple" xlink:href="#__RefHeading___Toc950_3009348355" text:style-name="Index_20_Link" text:visited-style-name="Index_20_Link">Building Koviz with MPV Support<text:tab/>15</text:a></text:p>
          <text:p text:style-name="P107"><text:a xlink:type="simple" xlink:href="#__RefHeading___Toc952_3009348355" text:style-name="Index_20_Link" text:visited-style-name="Index_20_Link">Data Synchronization<text:tab/>15</text:a></text:p>
          <text:p text:style-name="P107"><text:a xlink:type="simple" xlink:href="#__RefHeading___Toc954_3009348355" text:style-name="Index_20_Link" text:visited-style-name="Index_20_Link">Commandline -video and -videoOffset options<text:tab/>15</text:a></text:p>
          <text:p text:style-name="P107"><text:a xlink:type="simple" xlink:href="#__RefHeading___Toc1076_3009348355" text:style-name="Index_20_Link" text:visited-style-name="Index_20_Link">Session Files<text:tab/>15</text:a></text:p>
          <text:p text:style-name="P107"><text:a xlink:type="simple" xlink:href="#__RefHeading___Toc1078_3009348355" text:style-name="Index_20_Link" text:visited-style-name="Index_20_Link">Video Directory Within RUN<text:tab/>16</text:a></text:p>
          <text:p text:style-name="P107"><text:a xlink:type="simple" xlink:href="#__RefHeading___Toc1080_3009348355" text:style-name="Index_20_Link" text:visited-style-name="Index_20_Link">Multiple RUNs with Multiple Videos<text:tab/>16</text:a></text:p>
          <text:p text:style-name="P106"><text:a xlink:type="simple" xlink:href="#__RefHeading___Toc1340_1544136475" text:style-name="Index_20_Link" text:visited-style-name="Index_20_Link">Blender<text:tab/>17</text:a></text:p>
          <text:p text:style-name="P107"><text:a xlink:type="simple" xlink:href="#__RefHeading___Toc1342_1544136475" text:style-name="Index_20_Link" text:visited-style-name="Index_20_Link">Introduction<text:tab/>17</text:a></text:p>
          <text:p text:style-name="P107"><text:a xlink:type="simple" xlink:href="#__RefHeading___Toc1344_1544136475" text:style-name="Index_20_Link" text:visited-style-name="Index_20_Link">Blender Addon Setup<text:tab/>17</text:a></text:p>
          <text:p text:style-name="P107"><text:a xlink:type="simple" xlink:href="#__RefHeading___Toc1346_1544136475" text:style-name="Index_20_Link" text:visited-style-name="Index_20_Link">Animate Blender Default Cube<text:tab/>17</text:a></text:p>
          <text:p text:style-name="P107"><text:a xlink:type="simple" xlink:href="#__RefHeading___Toc1348_1544136475" text:style-name="Index_20_Link" text:visited-style-name="Index_20_Link">Sync Koviz To Default Cube Animation<text:tab/>18</text:a></text:p>
          <text:p text:style-name="P107"><text:a xlink:type="simple" xlink:href="#__RefHeading___Toc1350_1544136475" text:style-name="Index_20_Link" text:visited-style-name="Index_20_Link">Sync Blender To Koviz With ES’s Vismo<text:tab/>19</text:a></text:p>
        </text:index-body>
      </text:table-of-content>
      <text:p text:style-name="P6"/>
      <text:p text:style-name="P6"/>
      <text:h text:style-name="P121"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5"><text:span text:style-name="T40">UNIX Prompt&gt; </text:span>koviz <text:span text:style-name="T16">&lt;</text:span>RUN_<text:span text:style-name="T16">dirs|MONTE_dir</text:span>&gt; [DP_<text:span text:style-name="T16">file1</text:span>...] [options]</text:p>
      <text:p text:style-name="P69">To see a list of options:</text:p>
      <text:p text:style-name="P45">UNIX Prompt&gt; koviz <text:span text:style-name="T25">&lt;ENTER&gt;</text:span></text:p>
      <text:h text:style-name="P112"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6">UNIX Prompt&gt; koviz RUN*</text:p>
      <text:h text:style-name="P113"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7">UNIX Prompt&gt; koviz MONTE_dir</text:p>
      <text:h text:style-name="P114"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42" text:outline-level="4"/>
      <text:h text:style-name="P145" text:outline-level="4"><text:bookmark-start text:name="__RefHeading__475_403196617"/>DP File Syntax<text:bookmark-end text:name="__RefHeading__475_403196617"/></text:h>
      <text:p text:style-name="P43">[Title]</text:p>
      <text:p text:style-name="P39">[PLOTS: </text:p>
      <text:p text:style-name="P62">PAGE &lt;page_number&gt;: “&lt;page_title&gt;” </text:p>
      <text:p text:style-name="P84">[FOREGROUND_COLOR: “#rrggbb|color_name”]<text:line-break/>[BACKGROUND_COLOR: “#rrggbb|color_name”]</text:p>
      <text:p text:style-name="P80">PLOT &lt;plot_number&gt;: “&lt;plot title&gt;” </text:p>
      <text:p text:style-name="P87">[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86">X_VARIABLE: “&lt;param_name&gt;” </text:p>
      <text:p text:style-name="P88">[LABEL: “&lt;var_label&gt;”] <text:line-break/>[UNITS: “&lt;var_units&gt;”] <text:line-break/>[SCALE_FACTOR: &lt;scale_value&gt;] <text:line-break/>[BIAS: &lt;bias_value&gt;] </text:p>
      <text:p text:style-name="P86">Y_VARIABLE: “<text:span text:style-name="T9">&lt;</text:span>param_name<text:span text:style-name="T9">&gt;</text:span>” </text:p>
      <text:p text:style-name="P89"><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86">[Y_VARIABLE: ... ] </text:p>
      <text:p text:style-name="P40">]</text:p>
      <text:p text:style-name="P40">[TABLES: </text:p>
      <text:p text:style-name="P63">TABLE &lt;table_number: “&lt;table_title&gt;” </text:p>
      <text:p text:style-name="P80">VARIABLE: “&lt;param_name&gt;” <text:line-break/><text:span text:style-name="T8">(S</text:span>ame <text:span text:style-name="T8">attributes </text:span>as X_VARIABLE in PLOT<text:span text:style-name="T8">)</text:span> <text:line-break/>[VARIABLE: ...] </text:p>
      <text:p text:style-name="P40">] </text:p>
      <text:p text:style-name="P40">[PROGRAM: “&lt;program_name&gt;”: </text:p>
      <text:p text:style-name="P63">IN: “&lt;param_name1&gt;” “&lt;param_name2&gt;” ... <text:line-break/>OUT: “&lt;param_name1&gt;” &lt;param_name2&gt;” ... </text:p>
      <text:p text:style-name="P34">]</text:p>
      <text:h text:style-name="P143" text:outline-level="4"><text:bookmark-start text:name="__RefHeading__560_403196617"/><text:span text:style-name="T34">DP </text:span>Line and Symbol Styles<text:bookmark-end text:name="__RefHeading__560_403196617"/></text:h>
      <text:p text:style-name="P37">SYMBOL_STYLE:</text:p>
      <text:p text:style-name="P60">None|Square|Circle|Star|XX|Triangle|<text:line-break/>Solid_Square|Solid_Circle|Thick_Square|Thick_Circle<text:span text:style-name="T41">|<text:line-break/>Number_[0-9]</text:span></text:p>
      <text:p text:style-name="P37">SYMBOL_SIZE: </text:p>
      <text:p text:style-name="P60">Tiny|Small|Medium|Large</text:p>
      <text:p text:style-name="P37">LINE_STYLE: </text:p>
      <text:p text:style-name="P60">“No_Line|Thick_Line|X_Thick_Line|Fine_Dash|Med_Fine_Dash|<text:line-break/>Long_Dash|X_Long_Dash|Dot_Dash|2_Dot_Dash|3_Dot_Dash| <text:line-break/>4_Dot_Dash|Plain|Dash<text:span text:style-name="T62">|Scatter</text:span>”</text:p>
      <text:p text:style-name="P37">LINE_COLOR: </text:p>
      <text:p text:style-name="P60">“#rrggbb|&lt;color_name&gt;” </text:p>
      <text:h text:style-name="P144" text:outline-level="4"><text:soft-page-break/></text:h>
      <text:h text:style-name="P144"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8">PLOTS: </text:p>
      <text:p text:style-name="P38">PAGE 1: "<text:span text:style-name="T11">Page Title</text:span>" </text:p>
      <text:p text:style-name="P61">PLOT 1: "<text:span text:style-name="T11">Ball X Position</text:span>" </text:p>
      <text:p text:style-name="P79"><text:span text:style-name="T12">X_VARIABLE: "</text:span><text:span text:style-name="T13">sys.exec.out.time</text:span><text:span text:style-name="T12">" <text:line-break/>Y_VARIABLE: "ball.state.out.position[</text:span><text:span text:style-name="T13">0</text:span><text:span text:style-name="T12">]"</text:span></text:p>
      <text:h text:style-name="P117" text:outline-level="2"/>
      <text:h text:style-name="P122" text:outline-level="2"><text:bookmark-start text:name="__RefHeading__759_403196617"/>Session Files<text:bookmark-end text:name="__RefHeading__759_403196617"/></text:h>
      <text:p text:style-name="P14">To launch koviz with a set of RUNs and DPs, the -session command-line option may be used:</text:p>
      <text:p text:style-name="P48">UNIX Prompt&gt; koviz -session &lt;session_file&gt;</text:p>
      <text:p text:style-name="P70">The syntax for the session file is as follows:</text:p>
      <text:p text:style-name="P48">[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70"><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0">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0">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0">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0">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0">The RUN: statement specifies a simulation RUN directory from which to retrieve logged data, &lt;RUN_directory&gt;. <text:s/>One or more RUNs must be specified.</text:p>
      <text:p text:style-name="P73">The SHIFT: statement is used to shift RUN time(s). <text:s/>If there is a single RUN, specify a double value e.g. SHIFT: 13.56. <text:s/>If there are multiple RUNs, use a comma delimited list of RUN:&lt;shift_value&gt; specs e.g. SHIFT: RUN_a:13.56,RUN_b:77.28,RUN_c:23.0.</text:p>
      <text:p text:style-name="P73">The TimeName: statement is used when time is not the default “sys.exec.out.time” e.g. TimeName: myTimeName.</text:p>
      <text:p text:style-name="P73">The MapFile: statement is used to tell koviz where the map file is located. <text:s/>Maps are described later in this document, but in a nutshell maps are used to map RUNs with different parameter names so that the RUNs can be compared and difference plotted.</text:p>
      <text:p text:style-name="P73">The EXCLUDE: and FILTER: statements <text:span text:style-name="T44">either cull out or filter for logfiles within the RUN directories. <text:s/>This can help speed up data loading and/or show a subset of all variables logged.</text:span></text:p>
      <text:h text:style-name="P118" text:outline-level="2"/>
      <text:h text:style-name="P123"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2">PROGRAM: “<text:span text:style-name="T48">/home/kvetter/test/ext_programs/librss.so</text:span>” </text:p>
      <text:p text:style-name="P64">IN: </text:p>
      <text:p text:style-name="P82">“<text:span text:style-name="T48">Chaser.stVeh.stFFrDock.vecF_Frame[0]</text:span>”<text:line-break/>“<text:span text:style-name="T48">Chaser.stVeh.stFFrDock.vecF_Frame[1]</text:span>”<text:line-break/>“<text:span text:style-name="T48">Chaser.stVeh.stFFrDock.vecF_Frame[2]</text:span>”</text:p>
      <text:p text:style-name="P64">OUT: </text:p>
      <text:p text:style-name="P81">“<text:span text:style-name="T48">vecF_Frame_rss</text:span>” </text:p>
      <text:p text:style-name="P41"><text:span text:style-name="T48">PLOTS:<text:line-break/></text:span><text:line-break/>PAGE 1: "<text:span text:style-name="T48">External Program Example</text:span>" </text:p>
      <text:p text:style-name="P65">PLOT 1: “<text:span text:style-name="T48">RSS</text:span>”</text:p>
      <text:p text:style-name="P83">X_VARIABLE: "sys.exec.out.time" <text:line-break/>Y_VARIABLE: "<text:span text:style-name="T48">vecF_Frame_rss</text:span>" <text:line-break/></text:p>
      <text:h text:style-name="P127"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6"><text:span text:style-name="T47">#include &lt;math.h&gt;<text:line-break/></text:span><text:span text:style-name="T4"><text:line-break/>void</text:span><text:span text:style-name="T3"> kovizProgram( double* in, int numIn, double* out, int numOut )</text:span><text:line-break/><text:span text:style-name="T3">{</text:span></text:p>
      <text:p text:style-name="P67">out[0] = sqrt(in[0]*in[0] + in[1]*in[1] + in[2]*in[2]);</text:p>
      <text:p text:style-name="P35">}</text:p>
      <text:h text:style-name="P129" text:outline-level="3"><text:bookmark-start text:name="__RefHeading___Toc907_1341101074"/>Building <text:span text:style-name="T49">Example </text:span>External Program On Linux<text:line-break/><text:bookmark-end text:name="__RefHeading___Toc907_1341101074"/></text:h>
      <text:p text:style-name="P50">% cc -fPIC -c rss.c<text:line-break/>% ld -shared -o librss.so rss.o -lm -lc</text:p>
      <text:h text:style-name="P141"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3">Step 1. cc <text:span text:style-name="T46">-fPIC </text:span>-c &lt;myprogram1&gt;.c (compile all individual object this way) </text:p>
      <text:p text:style-name="P33">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3">Step 1. cc -c &lt;myprogram1&gt;.c (compile all individual object this way) </text:p>
      <text:p text:style-name="P33">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3">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662640187" text:style-name="L1">
        <text:list-item>
          <text:p text:style-name="P146">Can’t load shared library!!! Ensure that $LD_LIBRARY_PATH is set so that koviz can find the *.so file. <text:s/>The external program (*.so program) may have unresolved dependencies. Try “nm” on the external program, and look for “U”s.</text:p>
        </text:list-item>
        <text:list-item>
          <text:p text:style-name="P147">Koviz will not scale or bias X values with external programs.</text:p>
        </text:list-item>
        <text:list-item>
          <text:p text:style-name="P146">External programs convert everything to doubles, and only accept and output doubles. </text:p>
        </text:list-item>
        <text:list-item>
          <text:p text:style-name="P146">External programs have no notion of unit conversion. </text:p>
        </text:list-item>
      </text:list>
      <text:h text:style-name="P115"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010380229312">
          <table:table-cell table:style-name="Table1.A1" office:value-type="string">
            <text:p text:style-name="P92">Select Curve</text:p>
          </table:table-cell>
          <table:table-cell table:style-name="Table1.B1" office:value-type="string">
            <text:p text:style-name="P92">Mouse Left Click Curve</text:p>
          </table:table-cell>
        </table:table-row>
        <table:table-row table:style-name="TableLine94010380151696">
          <table:table-cell table:style-name="Table1.A2" office:value-type="string">
            <text:p text:style-name="P99">Drag Curve</text:p>
          </table:table-cell>
          <table:table-cell table:style-name="Table1.B2" office:value-type="string">
            <text:p text:style-name="P99">Mouse Left Click Curve to select<text:line-break/>Then Keypress Crtl + Mouse Left Drag</text:p>
          </table:table-cell>
        </table:table-row>
        <table:table-row table:style-name="TableLine94010380157632">
          <table:table-cell table:style-name="Table1.A2" office:value-type="string">
            <text:p text:style-name="P99">Drag Curve Onto Another Curve</text:p>
          </table:table-cell>
          <table:table-cell table:style-name="Table1.B2" office:value-type="string">
            <text:p text:style-name="P99">Mouse Left Click Curve to select<text:line-break/>Then Keypress Alt+Ctrl+Mouse Left Drag<text:line-break/>making init points of both curves close enough to “snap”</text:p>
          </table:table-cell>
        </table:table-row>
        <table:table-row table:style-name="TableLine94010380161504">
          <table:table-cell table:style-name="Table1.A2" office:value-type="string">
            <text:p text:style-name="P91">Zoom In</text:p>
          </table:table-cell>
          <table:table-cell table:style-name="Table1.B2" office:value-type="string">
            <text:p text:style-name="P91">Mouse <text:span text:style-name="T27">Middle</text:span> Click <text:span text:style-name="T28">a</text:span>nd Drag Zoom Box</text:p>
          </table:table-cell>
        </table:table-row>
        <table:table-row table:style-name="TableLine94010380164336">
          <table:table-cell table:style-name="Table1.A2" office:value-type="string">
            <text:p text:style-name="P91">Zoom Out</text:p>
          </table:table-cell>
          <table:table-cell table:style-name="Table1.B2" office:value-type="string">
            <text:p text:style-name="P91">Mouse Right Click <text:span text:style-name="T63">or Keypress Escape</text:span></text:p>
          </table:table-cell>
        </table:table-row>
        <table:table-row table:style-name="TableLine94010380166960">
          <table:table-cell table:style-name="Table1.A2" office:value-type="string">
            <text:p text:style-name="P92">Pan</text:p>
          </table:table-cell>
          <table:table-cell table:style-name="Table1.B2" office:value-type="string">
            <text:p text:style-name="P92">Mouse Left Drag In Middle Of Plot</text:p>
          </table:table-cell>
        </table:table-row>
        <table:table-row table:style-name="TableLine94010380170176">
          <table:table-cell table:style-name="Table1.A2" office:value-type="string">
            <text:p text:style-name="P92">Scale</text:p>
          </table:table-cell>
          <table:table-cell table:style-name="Table1.B2" office:value-type="string">
            <text:p text:style-name="P92">Mouse Left Drag In Outter Extremity Of Plot</text:p>
          </table:table-cell>
        </table:table-row>
        <table:table-row table:style-name="TableLine94010380176256">
          <table:table-cell table:style-name="Table1.A2" office:value-type="string">
            <text:p text:style-name="P92"><text:span text:style-name="T45">Toggle Single/Multiplot </text:span>View</text:p>
          </table:table-cell>
          <table:table-cell table:style-name="Table1.B2" office:value-type="string">
            <text:p text:style-name="P92">Mouse Left Click <text:span text:style-name="T45">On Y-Axis Label or Plot Title</text:span></text:p>
          </table:table-cell>
        </table:table-row>
        <table:table-row table:style-name="TableLine94010380198688">
          <table:table-cell table:style-name="Table1.A2" office:value-type="string">
            <text:p text:style-name="P94"><text:span text:style-name="T30">Toggle</text:span> Y Axis Units</text:p>
          </table:table-cell>
          <table:table-cell table:style-name="Table1.B2" office:value-type="string">
            <text:p text:style-name="P94">Mouse Wheel Over Y-Axis Unit In Curly Braces {<text:span text:style-name="T30">unit</text:span>}</text:p>
          </table:table-cell>
        </table:table-row>
        <table:table-row table:style-name="TableLine94010380244624">
          <table:table-cell table:style-name="Table1.A2" office:value-type="string">
            <text:p text:style-name="P98">Toggle Linear/Logscale</text:p>
          </table:table-cell>
          <table:table-cell table:style-name="Table1.B2" office:value-type="string">
            <text:p text:style-name="P98">Mouse Wheel over x or y tic values</text:p>
          </table:table-cell>
        </table:table-row>
        <table:table-row table:style-name="TableLine94010380258880">
          <table:table-cell table:style-name="Table1.A2" office:value-type="string">
            <text:p text:style-name="P93">Suspend Live Coordinate Updates</text:p>
          </table:table-cell>
          <table:table-cell table:style-name="Table1.B2" office:value-type="string">
            <text:p text:style-name="P93">Keypress Shift While Mov<text:span text:style-name="T29">ing</text:span> Mouse Off Plot</text:p>
          </table:table-cell>
        </table:table-row>
        <table:table-row table:style-name="TableLine94010380259680">
          <table:table-cell table:style-name="Table1.A2" office:value-type="string">
            <text:p text:style-name="P94">Toggle Presentation</text:p>
          </table:table-cell>
          <table:table-cell table:style-name="Table1.B2" office:value-type="string">
            <text:p text:style-name="P94">Keypress Spacebar</text:p>
          </table:table-cell>
        </table:table-row>
        <table:table-row table:style-name="TableLine94010380260480">
          <table:table-cell table:style-name="Table1.A2" office:value-type="string">
            <text:p text:style-name="P94">Print Current Coordinate <text:span text:style-name="T65">&amp; Dx,Dy</text:span></text:p>
          </table:table-cell>
          <table:table-cell table:style-name="Table1.B2" office:value-type="string">
            <text:p text:style-name="P94">Keypress Period</text:p>
          </table:table-cell>
        </table:table-row>
        <table:table-row table:style-name="TableLine94010380261280">
          <table:table-cell table:style-name="Table1.A2" office:value-type="string">
            <text:p text:style-name="P96">Measure Distance On Plot</text:p>
          </table:table-cell>
          <table:table-cell table:style-name="Table1.B2" office:value-type="string">
            <text:p text:style-name="P96">Keypress Alt + Mouse Left Drag (updates koviz status bar)</text:p>
          </table:table-cell>
        </table:table-row>
        <table:table-row table:style-name="TableLine94010380262080">
          <table:table-cell table:style-name="Table1.A2" office:value-type="string">
            <text:p text:style-name="P95">Hop To Prev/Next Plot Coord</text:p>
          </table:table-cell>
          <table:table-cell table:style-name="Table1.B2" office:value-type="string">
            <text:p text:style-name="P95">Keypress Left/Right Arrow (after curve selected)</text:p>
          </table:table-cell>
        </table:table-row>
        <table:table-row table:style-name="TableLine94010380262880">
          <table:table-cell table:style-name="Table1.A2" office:value-type="string">
            <text:p text:style-name="P95">Place Marker On Plot Coord</text:p>
          </table:table-cell>
          <table:table-cell table:style-name="Table1.B2" office:value-type="string">
            <text:p text:style-name="P95">Keypress Comma</text:p>
          </table:table-cell>
        </table:table-row>
        <table:table-row table:style-name="TableLine94010380263680">
          <table:table-cell table:style-name="Table1.A2" office:value-type="string">
            <text:p text:style-name="P97">Change X Axis Variable</text:p>
          </table:table-cell>
          <table:table-cell table:style-name="Table1.B2" office:value-type="string">
            <text:p text:style-name="P97"><text:span text:style-name="T66">Options-&gt;</text:span>Drag-n-Drop. Drag-n-drop variable onto x-axis label.</text:p>
          </table:table-cell>
        </table:table-row>
        <table:table-row table:style-name="TableLine94010380264480">
          <table:table-cell table:style-name="Table1.A2" office:value-type="string">
            <text:p text:style-name="P100">Frequency Domain Toggle</text:p>
          </table:table-cell>
          <table:table-cell table:style-name="Table1.B2" office:value-type="string">
            <text:p text:style-name="P100">Keypress f</text:p>
          </table:table-cell>
        </table:table-row>
        <table:table-row table:style-name="TableLine94010380265280">
          <table:table-cell table:style-name="Table1.A2" office:value-type="string">
            <text:p text:style-name="P101">Butterworth Filter</text:p>
          </table:table-cell>
          <table:table-cell table:style-name="Table1.B2" office:value-type="string">
            <text:p text:style-name="P101">Keypress b</text:p>
          </table:table-cell>
        </table:table-row>
        <table:table-row table:style-name="TableLine94010380266080">
          <table:table-cell table:style-name="Table1.A2" office:value-type="string">
            <text:p text:style-name="P102">Savitzky-Golay Filter</text:p>
          </table:table-cell>
          <table:table-cell table:style-name="Table1.B2" office:value-type="string">
            <text:p text:style-name="P102">Keypress g</text:p>
          </table:table-cell>
        </table:table-row>
        <table:table-row table:style-name="TableLine94010380266880">
          <table:table-cell table:style-name="Table1.A2" office:value-type="string">
            <text:p text:style-name="P103">Flip Curve About <text:span text:style-name="T91">X</text:span>-Axis</text:p>
          </table:table-cell>
          <table:table-cell table:style-name="Table1.B2" office:value-type="string">
            <text:p text:style-name="P103">Keypress -</text:p>
          </table:table-cell>
        </table:table-row>
        <table:table-row table:style-name="TableLine94010380267680">
          <table:table-cell table:style-name="Table1.A2" office:value-type="string">
            <text:p text:style-name="P104">Derivative Of Curve</text:p>
          </table:table-cell>
          <table:table-cell table:style-name="Table1.B2" office:value-type="string">
            <text:p text:style-name="P104">Keypress d</text:p>
          </table:table-cell>
        </table:table-row>
        <table:table-row table:style-name="TableLine94010380268480">
          <table:table-cell table:style-name="Table1.A2" office:value-type="string">
            <text:p text:style-name="P105">Integral Of Curve</text:p>
          </table:table-cell>
          <table:table-cell table:style-name="Table1.B2" office:value-type="string">
            <text:p text:style-name="P105">Keypress i (use entry box for initial value, default to 0.0)</text:p>
          </table:table-cell>
        </table:table-row>
      </table:table>
      <text:p text:style-name="P15"/>
      <text:h text:style-name="P116" text:outline-level="2"/>
      <text:h text:style-name="P120"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66">“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71">UNIX Prompt&gt; cat spots2dyn.kvz</text:p>
      <text:p text:style-name="P49">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2">Maps may also be used to scale and bias variables. <text:s/>If the logged data has no units, units may be applied in the map file as well. <text:s/>Here is an example of map file with scale, bias and unit specs:</text:p>
      <text:p text:style-name="P51">ForceX = Fx <text:s text:c="14"/>= inertialForceZ {N},<text:line-break/>ForceY = Fy bias(-12.25) <text:s/>= inertialForceX {N},<text:line-break/>ForceZ = Fz scale(-1.0) <text:s text:c="2"/>= inertialForceY {N}</text:p>
      <text:h text:style-name="P119" text:outline-level="2"/>
      <text:h text:style-name="P124" text:outline-level="2"><text:bookmark-start text:name="__RefHeading___Toc1404_4203752023"/>Groups<text:bookmark-end text:name="__RefHeading___Toc1404_4203752023"/></text:h>
      <text:p text:style-name="P31"><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58"><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58"><text:span text:style-name="T93"><text:s text:c="39"/>-g2 free -</text:span><text:span text:style-name="T95">l2 Free -c1 green -ls1 x_thick_line</text:span><text:span text:style-name="T93"><text:line-break/></text:span></text:p>
      <text:p text:style-name="P32">The following <text:span text:style-name="T97">command</text:span> uses ranges to <text:span text:style-name="T98">group the first ten RUNs as pink and</text:span> the 99<text:span text:style-name="T96">th</text:span> RUN as thick white:<text:line-break/></text:p>
      <text:p text:style-name="P59"><text:span text:style-name="T94">UNIX Prompt&gt; </text:span><text:span text:style-name="T97">koviz MONTE_RUN_test -bg black -fg "#ededed" \<text:line-break/> <text:s text:c="39"/>-g1 "0,10" -c1 pink -l1 "First </text:span><text:span text:style-name="T99">Ten</text:span><text:span text:style-name="T97"> Runs" \<text:line-break/> <text:s text:c="39"/>-g2 99 -c2 white -ls2 x_thick_line -l2 "Last Run" DP_pos_vs_acc</text:span></text:p>
      <text:h text:style-name="P119"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25" text:outline-level="2"><text:bookmark-start text:name="__RefHeading___Toc811_3249638883"/>Video<text:bookmark-end text:name="__RefHeading___Toc811_3249638883"/></text:h>
      <text:h text:style-name="P131"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32"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4">% sudo yum install <text:s/>mpv-libs mpv-libs-devel mpv<text:line-break/>% cd &lt;koviz-repo&gt;<text:line-break/>% make distclean<text:line-break/>% qmake-qt5<text:line-break/>% make</text:p>
      <text:h text:style-name="P130" text:outline-level="3"><text:bookmark-start text:name="__RefHeading___Toc952_3009348355"/>Data Synchronization<text:bookmark-end text:name="__RefHeading___Toc952_3009348355"/></text:h>
      <text:p text:style-name="P25">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33" text:outline-level="3"><text:bookmark-start text:name="__RefHeading___Toc954_3009348355"/>Commandline -video and -videoOffset options<text:bookmark-end text:name="__RefHeading___Toc954_3009348355"/></text:h>
      <text:p text:style-name="P26">The simplest way to quickly tie a single video to data is to use the -video and -videoOffset options. <text:s/>For example:</text:p>
      <text:p text:style-name="P160">% koviz RUN_loadcell -video hammerstrike.mp4 -videoOffset 12.345</text:p>
      <text:p text:style-name="P161"/>
      <text:h text:style-name="P134" text:outline-level="3"><text:soft-page-break/>Commandline -video<text:span text:style-name="T100">List</text:span> option</text:h>
      <text:p text:style-name="P162"><text:span text:style-name="T100">The -videoList commandline option can be used to tie multiple videos to a single RUN. <text:s/>The -videoList option takes a </text:span><text:span text:style-name="T101">comma separate </text:span><text:span text:style-name="T100">list of video:offsets using </text:span><text:span text:style-name="T101">a </text:span><text:span text:style-name="T100">colon to separate the video file name from the offset e.g:<text:line-break/><text:tab/>% koviz RUN_fun -videoLis</text:span><text:span text:style-name="T101">t</text:span><text:span text:style-name="T100">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35"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session file (session_hammer):</text:p>
      <text:p text:style-name="P52"><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4"><text:span text:style-name="T14">To</text:span><text:span text:style-name="T15"> run:</text:span></text:p>
      <text:p text:style-name="P44">% koviz -session session_hammer</text:p>
      <text:h text:style-name="P136" text:outline-level="3"><text:bookmark-start text:name="__RefHeading___Toc1078_3009348355"/>Video Directory Within RUN<text:bookmark-end text:name="__RefHeading___Toc1078_3009348355"/></text:h>
      <text:p text:style-name="P24">Another way, when there are multiple RUNs <text:span text:style-name="T59">tied to s</text:span><text:span text:style-name="T104">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3">RUN_loadcell/</text:p>
      <text:p text:style-name="P68">loadcell_data.csv<text:line-break/>video/</text:p>
      <text:p text:style-name="P85">hammerstrike.mp4<text:line-break/>video-offset.txt (containing 12.345)</text:p>
      <text:p text:style-name="P75">If the RUN directory is setup this way the following will bring up the data and the associated video:</text:p>
      <text:p text:style-name="P53">% koviz RUN_loadcel<text:span text:style-name="T60">l</text:span></text:p>
      <text:h text:style-name="P137" text:outline-level="3"><text:bookmark-start text:name="__RefHeading___Toc1080_3009348355"/><text:soft-page-break/>Multiple RUNs <text:span text:style-name="T101">And</text:span> Multiple Videos<text:bookmark-end text:name="__RefHeading___Toc1080_3009348355"/></text:h>
      <text:p text:style-name="P155"><text:span text:style-name="T101">Finally, </text:span><text:span text:style-name="T102">to tie</text:span><text:span text:style-name="T101"> multiple videos per RUN, <text:s/></text:span><text:span text:style-name="T102">place a set of videos in the “RUN/video” directory and create a file called “video-offsets”. <text:s/>The format of “video-offsets” is </text:span><text:span text:style-name="T104">a </text:span><text:span text:style-name="T102">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3">Here is an example layout of two RUNs with multiple videos:</text:span></text:p>
      <text:p text:style-name="P163">RUN_a/<text:line-break/><text:tab/>log_RddrSimhost_DtaMtaRelMot.trk<text:line-break/><text:tab/><text:span text:style-name="T103">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63"><text:span text:style-name="T103">RUN_b/<text:line-break/><text:tab/></text:span>log_RddrSimhost_DtaMtaRelMot.trk<text:span text:style-name="T103"><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3">cat RUN_a/video/video-offsets.txt:</text:span></text:p>
      <text:p text:style-name="P165"><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26" text:outline-level="2"><text:bookmark-start text:name="__RefHeading___Toc1340_1544136475"/>Blender<text:bookmark-end text:name="__RefHeading___Toc1340_1544136475"/></text:h>
      <text:h text:style-name="P138" text:outline-level="3"><text:bookmark-start text:name="__RefHeading___Toc1342_1544136475"/>Introduction<text:bookmark-end text:name="__RefHeading___Toc1342_1544136475"/></text:h>
      <text:p text:style-name="P27"><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38" text:outline-level="3"><text:bookmark-start text:name="__RefHeading___Toc1344_1544136475"/>Blender Addon Setup<text:bookmark-end text:name="__RefHeading___Toc1344_1544136475"/></text:h>
      <text:p text:style-name="P27"><text:span text:style-name="T68">F</text:span><text:span text:style-name="T67">irst, add koviz to Blender’s addons. <text:s/></text:span><text:span text:style-name="T79">E</text:span><text:span text:style-name="T68">xample:</text:span></text:p>
      <text:p text:style-name="P55">% <text:span text:style-name="T68">cd $HOME/.config/blender/2.91/scripts/addons/modules</text:span></text:p>
      <text:p text:style-name="P55">% <text:span text:style-name="T68">ln </text:span><text:span text:style-name="T69">-s &lt;koviz-home&gt;/python/koviz.py koviz.py</text:span></text:p>
      <text:h text:style-name="P139" text:outline-level="3"><text:bookmark-start text:name="__RefHeading___Toc1346_1544136475"/>Animate Blender Default Cube<text:bookmark-end text:name="__RefHeading___Toc1346_1544136475"/></text:h>
      <text:p text:style-name="P28"><text:span text:style-name="T83">As an example, m</text:span><text:span text:style-name="T81">ake an animation of Blender’s cube:</text:span></text:p>
      <text:list xml:id="list1175662997" text:style-name="L2">
        <text:list-item>
          <text:p text:style-name="P148"><text:span text:style-name="T81">Bring up blender:<text:line-break/>% </text:span><text:span text:style-name="T82">blender</text:span></text:p>
        </text:list-item>
        <text:list-item>
          <text:p text:style-name="P149">Right click &gt; Insert Keyframe &gt; Location</text:p>
        </text:list-item>
        <text:list-item>
          <text:p text:style-name="P149">Slide animation frame to 250</text:p>
        </text:list-item>
        <text:list-item>
          <text:p text:style-name="P149">Move cube up 6: KeyPress gz6</text:p>
        </text:list-item>
        <text:list-item>
          <text:p text:style-name="P149">Right click &gt; Insert Keyframe &gt; Location</text:p>
        </text:list-item>
        <text:list-item>
          <text:p text:style-name="P149">Run animation by mouse clicking |&lt; followed by <text:s/>&gt;</text:p>
        </text:list-item>
        <text:list-item>
          <text:p text:style-name="P149">Save as cube.blend</text:p>
        </text:list-item>
        <text:list-item>
          <text:p text:style-name="P149">Close blender</text:p>
        </text:list-item>
      </text:list>
      <text:h text:style-name="P128" text:outline-level="3"/>
      <text:h text:style-name="P140" text:outline-level="3"><text:bookmark-start text:name="__RefHeading___Toc1348_1544136475"/>Sync Koviz To Default Cube Animation<text:bookmark-end text:name="__RefHeading___Toc1348_1544136475"/></text:h>
      <text:p text:style-name="P30">Blender argument order matters. <text:s/>The -P option must follow the model.</text:p>
      <text:p text:style-name="P56">% <text:span text:style-name="T78">blender cube.blend -P </text:span><text:span text:style-name="T70">&lt;koviz-home&gt;/blender/koviz-hello-world.py<text:line-break/></text:span><text:span text:style-name="T71"># Should see “Listen for koviz connection”</text:span></text:p>
      <text:p text:style-name="P76"><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57">% koviz RUN_a<text:line-break/># Koviz should print “Connected to host=127.0.0.1 port=64053!</text:p>
      <text:p text:style-name="P77">To see koviz time synced to the Blender animation:</text:p>
      <text:list xml:id="list3430514742" text:style-name="L3">
        <text:list-item>
          <text:p text:style-name="P150">In koviz, click some variable</text:p>
        </text:list-item>
        <text:list-item>
          <text:p text:style-name="P150">Mouse select the curve</text:p>
        </text:list-item>
        <text:list-item>
          <text:p text:style-name="P150">Move mouse to see Blender animation sync<text:line-break/>!! If it does not sync, click off of koviz curve, reselect curve and try moving mouse again.</text:p>
        </text:list-item>
      </text:list>
      <text:p text:style-name="P77">To see Blender animation sync to koviz:</text:p>
      <text:list xml:id="list1060798130" text:style-name="L4">
        <text:list-item>
          <text:p text:style-name="P151">Select curve in koviz (if not already done)</text:p>
        </text:list-item>
        <text:list-item>
          <text:p text:style-name="P152"><text:span text:style-name="T73">Click </text:span><text:span text:style-name="T72">Blender </text:span><text:span text:style-name="T73">window so Blender has focus</text:span></text:p>
        </text:list-item>
        <text:list-item>
          <text:p text:style-name="P152"><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28" text:outline-level="3"/>
      <text:h text:style-name="P140" text:outline-level="3"><text:bookmark-start text:name="__RefHeading___Toc1350_1544136475"/>Sync Blender To Koviz <text:span text:style-name="T84">With ES’s Vismo</text:span><text:bookmark-end text:name="__RefHeading___Toc1350_1544136475"/></text:h>
      <text:p text:style-name="P29"><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3031589419" text:style-name="L5">
        <text:list-header>
          <text:p text:style-name="P153"><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54"># Should see “Connected to host=127.0.0.1 port=64053!”<text:line-break/></text:p>
            </text:list-header>
          </text:list>
        </text:list-header>
      </text:list>
      <text:p text:style-name="P78">To see the koviz to Blender sync:</text:p>
      <text:list xml:id="list2116658502" text:style-name="L6">
        <text:list-item>
          <text:p text:style-name="P156"><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56"><text:span text:style-name="T87">Scroll over all 6 vars to coplot 6 actuators on s</text:span><text:span text:style-name="T89">i</text:span><text:span text:style-name="T87">ngle page</text:span></text:p>
        </text:list-item>
        <text:list-item>
          <text:p text:style-name="P158">Select a curve and move mouse to see data synced to docking animation</text:p>
        </text:list-item>
      </text:list>
      <text:p text:style-name="P109"><text:span text:style-name="T84"><text:line-break/></text:span><text:span text:style-name="T89">To see the Blender to koviz syn</text:span><text:span text:style-name="T90">c</text:span><text:span text:style-name="T89">:</text:span></text:p>
      <text:list xml:id="list668948294" text:style-name="L7">
        <text:list-item>
          <text:p text:style-name="P159">In the Blender window click the |&lt; to put the animation at the beginning</text:p>
        </text:list-item>
        <text:list-item>
          <text:p text:style-name="P159">Press &gt; to play</text:p>
        </text:list-item>
        <text:list-item>
          <text:p text:style-name="P159">The koviz live time should update along with the animation</text:p>
        </text:list-item>
        <text:list-item>
          <text:p text:style-name="P159">Pause the Blender animation by pressing the | | pause button</text:p>
        </text:list-item>
        <text:list-item>
          <text:p text:style-name="P157"><text:span text:style-name="T90">Press the keyboard right and left arrow keys to step the animation and watch koviz update frame by frame</text:span><text:span text:style-name="T84"><text:line-break/></text:span></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0</text:page-number></text:p>
      </style:header>
      <style:footer>
        <text:p text:style-name="MP2"><text:span text:style-name="MT1">Page </text:span><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3-06-15T08:16:54.912020131</dc:date>
    <meta:editing-duration>P5DT19H26M59S</meta:editing-duration>
    <meta:editing-cycles>167</meta:editing-cycles>
    <meta:generator>LibreOffice/6.4.7.2$Linux_X86_64 LibreOffice_project/40$Build-2</meta:generator>
    <meta:document-statistic meta:table-count="1" meta:image-count="2" meta:object-count="0" meta:page-count="20" meta:paragraph-count="289" meta:word-count="3306" meta:character-count="22823" meta:non-whitespace-character-count="19400"/>
  </office:meta>
</office:document-meta>
</file>